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ucida Grande" svg:font-family="'Lucida Grand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.6cm"/>
    </style:style>
    <style:style style:name="Таблица1.C" style:family="table-column">
      <style:table-column-properties style:column-width="2.066cm"/>
    </style:style>
    <style:style style:name="Таблица1.E" style:family="table-column">
      <style:table-column-properties style:column-width="8.583cm"/>
    </style:style>
    <style:style style:name="Таблица1.F" style:family="table-column">
      <style:table-column-properties style:column-width="0.884cm"/>
    </style:style>
    <style:style style:name="Таблица1.A1" style:family="table-cell">
      <style:table-cell-properties style:vertical-align="middle" fo:background-color="#ffffff" fo:padding-left="0cm" fo:padding-right="0cm" fo:padding-top="0cm" fo:padding-bottom="0.397cm" fo:border-left="none" fo:border-right="none" fo:border-top="none" fo:border-bottom="0.05pt solid #e1e1e1">
        <style:background-image/>
      </style:table-cell-properties>
    </style:style>
    <style:style style:name="Таблица1.A2" style:family="table-cell">
      <style:table-cell-properties style:vertical-align="middle" fo:background-color="#ffffff" fo:padding-left="0cm" fo:padding-right="0cm" fo:padding-top="0cm" fo:padding-bottom="0.265cm" fo:border-left="none" fo:border-right="none" fo:border-top="none" fo:border-bottom="0.75pt solid #e0e0e0">
        <style:background-image/>
      </style:table-cell-properties>
    </style:style>
    <style:style style:name="P1" style:family="paragraph" style:parent-style-name="Table_20_Contents">
      <style:paragraph-properties fo:margin-left="0.079cm" fo:margin-right="0cm" fo:text-indent="0cm" style:auto-text-indent="false"/>
    </style:style>
    <style:style style:name="P2" style:family="paragraph" style:parent-style-name="Table_20_Contents">
      <style:paragraph-properties fo:margin-left="0.079cm" fo:margin-right="0cm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normal" officeooo:rsid="00047822" officeooo:paragraph-rsid="00047822" style:font-weight-asian="bold" style:font-weight-complex="bold"/>
    </style:style>
    <style:style style:name="P5" style:family="paragraph" style:parent-style-name="Table_20_Heading">
      <style:text-properties fo:color="#6f787d" loext:opacity="100%" style:font-name="Liberation Serif" fo:font-size="9pt" fo:letter-spacing="0.026cm" fo:font-weight="normal" officeooo:rsid="00047822" officeooo:paragraph-rsid="00047822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normal"/>
    </style:style>
    <style:style style:name="P7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.25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.25pt" officeooo:rsid="00047822" officeooo:paragraph-rsid="00047822"/>
    </style:style>
    <style:style style:name="P10" style:family="paragraph" style:parent-style-name="Table_20_Contents">
      <style:text-properties style:font-name="Liberation Serif" officeooo:rsid="00047822" officeooo:paragraph-rsid="00047822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officeooo:rsid="00047822" officeooo:paragraph-rsid="00047822"/>
    </style:style>
    <style:style style:name="P12" style:family="paragraph" style:parent-style-name="Standard">
      <style:text-properties style:font-name="Liberation Serif" fo:language="ru" fo:country="RU" officeooo:rsid="0002f70e" officeooo:paragraph-rsid="0002f70e"/>
    </style:style>
    <style:style style:name="P13" style:family="paragraph" style:parent-style-name="Standard">
      <style:text-properties style:font-name="Liberation Serif" fo:language="ru" fo:country="RU" officeooo:rsid="001d7a13" officeooo:paragraph-rsid="001d7a13"/>
    </style:style>
    <style:style style:name="P14" style:family="paragraph" style:parent-style-name="Standard">
      <style:text-properties style:font-name="Liberation Serif" officeooo:paragraph-rsid="0002f70e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Footnote">
      <style:text-properties officeooo:paragraph-rsid="000fbf4e"/>
    </style:style>
    <style:style style:name="P17" style:family="paragraph" style:parent-style-name="Standard" style:list-style-name="L1">
      <style:text-properties style:font-name="Liberation Serif" officeooo:paragraph-rsid="000dc535"/>
    </style:style>
    <style:style style:name="P18" style:family="paragraph" style:parent-style-name="Standard" style:list-style-name="L1">
      <style:text-properties style:font-name="Liberation Serif" officeooo:paragraph-rsid="0007068b"/>
    </style:style>
    <style:style style:name="P19" style:family="paragraph" style:parent-style-name="Standard">
      <style:text-properties style:font-name="Liberation Serif" fo:language="en" fo:country="US" officeooo:rsid="0008baad" officeooo:paragraph-rsid="0007068b"/>
    </style:style>
    <style:style style:name="P20" style:family="paragraph" style:parent-style-name="Standard" style:list-style-name="L2">
      <style:text-properties style:font-name="Liberation Serif" fo:language="ru" fo:country="RU" officeooo:rsid="000fbf4e" officeooo:paragraph-rsid="001b0262"/>
    </style:style>
    <style:style style:name="P21" style:family="paragraph" style:parent-style-name="Standard" style:list-style-name="L2">
      <style:text-properties style:font-name="Liberation Serif" officeooo:paragraph-rsid="0014bf79"/>
    </style:style>
    <style:style style:name="P22" style:family="paragraph" style:parent-style-name="Standard" style:list-style-name="L2">
      <style:text-properties style:font-name="Liberation Serif" officeooo:paragraph-rsid="000fbf4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7dee"/>
    </style:style>
    <style:style style:name="T3" style:family="text">
      <style:text-properties fo:language="en" fo:country="US" officeooo:rsid="000521bf"/>
    </style:style>
    <style:style style:name="T4" style:family="text">
      <style:text-properties fo:language="en" fo:country="US" officeooo:rsid="0005b9ec"/>
    </style:style>
    <style:style style:name="T5" style:family="text">
      <style:text-properties fo:language="en" fo:country="US" officeooo:rsid="0008baad"/>
    </style:style>
    <style:style style:name="T6" style:family="text">
      <style:text-properties fo:language="en" fo:country="US" officeooo:rsid="00118ec2"/>
    </style:style>
    <style:style style:name="T7" style:family="text">
      <style:text-properties fo:language="en" fo:country="US" officeooo:rsid="00138868"/>
    </style:style>
    <style:style style:name="T8" style:family="text">
      <style:text-properties fo:language="en" fo:country="US" style:text-underline-style="solid" style:text-underline-width="auto" style:text-underline-color="font-color" officeooo:rsid="0014bf79"/>
    </style:style>
    <style:style style:name="T9" style:family="text">
      <style:text-properties fo:language="en" fo:country="US" officeooo:rsid="0016b6ec"/>
    </style:style>
    <style:style style:name="T10" style:family="text">
      <style:text-properties fo:language="en" fo:country="US" officeooo:rsid="001b0262"/>
    </style:style>
    <style:style style:name="T11" style:family="text">
      <style:text-properties fo:language="en" fo:country="US" officeooo:rsid="001b0904"/>
    </style:style>
    <style:style style:name="T12" style:family="text">
      <style:text-properties fo:language="en" fo:country="US" officeooo:rsid="0002f70e"/>
    </style:style>
    <style:style style:name="T13" style:family="text">
      <style:text-properties fo:language="ru" fo:country="RU" officeooo:rsid="00047dee"/>
    </style:style>
    <style:style style:name="T14" style:family="text">
      <style:text-properties fo:language="ru" fo:country="RU" officeooo:rsid="000521bf"/>
    </style:style>
    <style:style style:name="T15" style:family="text">
      <style:text-properties fo:language="ru" fo:country="RU" officeooo:rsid="0005b9ec"/>
    </style:style>
    <style:style style:name="T16" style:family="text">
      <style:text-properties fo:language="ru" fo:country="RU" officeooo:rsid="0005be73"/>
    </style:style>
    <style:style style:name="T17" style:family="text">
      <style:text-properties fo:language="ru" fo:country="RU" officeooo:rsid="0007068b"/>
    </style:style>
    <style:style style:name="T18" style:family="text">
      <style:text-properties fo:language="ru" fo:country="RU" officeooo:rsid="00083601"/>
    </style:style>
    <style:style style:name="T19" style:family="text">
      <style:text-properties fo:language="ru" fo:country="RU" officeooo:rsid="0008baad"/>
    </style:style>
    <style:style style:name="T20" style:family="text">
      <style:text-properties fo:language="ru" fo:country="RU" officeooo:rsid="000a3c34"/>
    </style:style>
    <style:style style:name="T21" style:family="text">
      <style:text-properties fo:language="ru" fo:country="RU" officeooo:rsid="000dc535"/>
    </style:style>
    <style:style style:name="T22" style:family="text">
      <style:text-properties fo:language="ru" fo:country="RU" officeooo:rsid="000e5b01"/>
    </style:style>
    <style:style style:name="T23" style:family="text">
      <style:text-properties fo:language="ru" fo:country="RU" style:text-underline-style="solid" style:text-underline-width="auto" style:text-underline-color="font-color" officeooo:rsid="0014bf79"/>
    </style:style>
    <style:style style:name="T24" style:family="text">
      <style:text-properties fo:language="ru" fo:country="RU" officeooo:rsid="0016b6ec"/>
    </style:style>
    <style:style style:name="T25" style:family="text">
      <style:text-properties fo:language="ru" fo:country="RU" officeooo:rsid="0016dd61"/>
    </style:style>
    <style:style style:name="T26" style:family="text">
      <style:text-properties fo:language="ru" fo:country="RU" officeooo:rsid="00170843"/>
    </style:style>
    <style:style style:name="T27" style:family="text">
      <style:text-properties fo:language="ru" fo:country="RU" officeooo:rsid="0002f70e"/>
    </style:style>
    <style:style style:name="T28" style:family="text">
      <style:text-properties fo:language="ru" fo:country="RU" officeooo:rsid="000a0a6d"/>
    </style:style>
    <style:style style:name="T29" style:family="text">
      <style:text-properties fo:language="ru" fo:country="RU" officeooo:rsid="001f1d56"/>
    </style:style>
    <style:style style:name="T30" style:family="text">
      <style:text-properties fo:language="ru" fo:country="RU" officeooo:rsid="002012c3"/>
    </style:style>
    <style:style style:name="T31" style:family="text">
      <style:text-properties fo:language="ru" fo:country="RU" officeooo:rsid="000fbf4e"/>
    </style:style>
    <style:style style:name="T32" style:family="text">
      <style:text-properties fo:language="ru" fo:country="RU" officeooo:rsid="00138868"/>
    </style:style>
    <style:style style:name="T33" style:family="text">
      <style:text-properties fo:language="ru" fo:country="RU" officeooo:rsid="0014bf79"/>
    </style:style>
    <style:style style:name="T34" style:family="text">
      <style:text-properties fo:language="ru" fo:country="RU" officeooo:rsid="00118ec2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bold" style:text-blinking="fals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language="ru" fo:country="RU" fo:font-style="normal" style:text-underline-style="none" fo:font-weight="normal" officeooo:rsid="00047822" style:text-blinking="false" style:language-asian="zxx" style:country-asian="none" style:language-complex="zxx" style:country-complex="none"/>
    </style:style>
    <style:style style:name="T38" style:family="text">
      <style:text-properties fo:font-variant="normal" fo:text-transform="none" fo:color="#000000" loext:opacity="100%" fo:letter-spacing="normal" fo:language="ru" fo:country="RU" fo:font-style="normal" fo:font-weight="normal" officeooo:rsid="0002f70e"/>
    </style:style>
    <style:style style:name="T39" style:family="text">
      <style:text-properties fo:font-variant="normal" fo:text-transform="none" fo:color="#000000" loext:opacity="100%" fo:letter-spacing="normal" fo:language="ru" fo:country="RU" fo:font-style="normal" fo:font-weight="normal" officeooo:rsid="00047822"/>
    </style:style>
    <style:style style:name="T40" style:family="text">
      <style:text-properties fo:font-variant="normal" fo:text-transform="none" fo:color="#0096b1" loext:opacity="100%" style:text-line-through-style="none" style:text-line-through-type="none" style:font-name="Liberation Serif" fo:font-size="11.25pt" fo:letter-spacing="normal" fo:font-style="normal" style:text-underline-style="none" fo:font-weight="normal" style:text-blinking="false"/>
    </style:style>
    <style:style style:name="T41" style:family="text">
      <style:text-properties officeooo:rsid="00047822"/>
    </style:style>
    <style:style style:name="T42" style:family="text">
      <style:text-properties fo:color="#000000" loext:opacity="100%" style:text-line-through-style="none" style:text-line-through-type="none" style:font-name="Liberation Serif" fo:font-size="11.25pt" fo:letter-spacing="normal" style:text-underline-style="none" fo:font-weight="bold" style:text-blinking="false"/>
    </style:style>
    <style:style style:name="T43" style:family="text">
      <style:text-properties fo:color="#000000" loext:opacity="100%" style:text-line-through-style="none" style:text-line-through-type="none" style:font-name="Liberation Serif" fo:font-size="11.25pt" fo:letter-spacing="normal" style:text-underline-style="none" fo:font-weight="normal" style:text-blinking="false"/>
    </style:style>
    <style:style style:name="T44" style:family="text">
      <style:text-properties fo:color="#000000" loext:opacity="100%" style:text-line-through-style="none" style:text-line-through-type="none" style:font-name="Liberation Serif" fo:font-size="11.25pt" fo:letter-spacing="normal" fo:language="ru" fo:country="RU" style:text-underline-style="none" fo:font-weight="normal" officeooo:rsid="00047822" style:text-blinking="false" style:language-asian="zxx" style:country-asian="none" style:language-complex="zxx" style:country-complex="none"/>
    </style:style>
    <style:style style:name="T45" style:family="text">
      <style:text-properties fo:color="#0096b1" loext:opacity="100%" style:text-line-through-style="none" style:text-line-through-type="none" style:font-name="Liberation Serif" fo:font-size="11.25pt" style:text-underline-style="none" style:text-blinking="false"/>
    </style:style>
    <style:style style:name="T46" style:family="text">
      <style:text-properties officeooo:rsid="00047dee"/>
    </style:style>
    <style:style style:name="T47" style:family="text">
      <style:text-properties officeooo:rsid="000521bf"/>
    </style:style>
    <style:style style:name="T48" style:family="text">
      <style:text-properties style:font-name="Liberation Serif"/>
    </style:style>
    <style:style style:name="T49" style:family="text">
      <style:text-properties officeooo:rsid="000a3c34"/>
    </style:style>
    <style:style style:name="T50" style:family="text">
      <style:text-properties officeooo:rsid="000bd8ad"/>
    </style:style>
    <style:style style:name="T51" style:family="text">
      <style:text-properties officeooo:rsid="000fbf4e"/>
    </style:style>
    <style:style style:name="T52" style:family="text">
      <style:text-properties officeooo:rsid="00118ec2"/>
    </style:style>
    <style:style style:name="T53" style:family="text">
      <style:text-properties officeooo:rsid="00138868"/>
    </style:style>
    <style:style style:name="T54" style:family="text">
      <style:text-properties officeooo:rsid="0014bf79"/>
    </style:style>
    <style:style style:name="T55" style:family="text">
      <style:text-properties style:text-underline-style="solid" style:text-underline-width="auto" style:text-underline-color="font-color" officeooo:rsid="0014bf79"/>
    </style:style>
    <style:style style:name="T56" style:family="text">
      <style:text-properties officeooo:rsid="001b0262"/>
    </style:style>
    <style:style style:name="T57" style:family="text">
      <style:text-properties officeooo:rsid="001b0904"/>
    </style:style>
    <style:style style:name="T58" style:family="text">
      <style:text-properties officeooo:rsid="001b7562"/>
    </style:style>
    <style:style style:name="T59" style:family="text">
      <style:text-properties officeooo:rsid="001bd903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7">На основе сравнения методов по </text:span><text:span text:style-name="T12">MAE </text:span><text:span text:style-name="T27">на </text:span><text:span text:style-name="T28">наборе данных </text:span><text:span text:style-name="T38">ETTh2 (720), можно выделить 4 </text:span><text:span text:style-name="T39">продвинутых </text:span><text:span text:style-name="T38">подходов к </text:span><text:span text:style-name="T39">прогнозированию временных рядом. Перечисляю их в порядке снижения качества прогнозирования: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header-rows>
          <table:table-row table:style-name="TableLine1959283130112">
            <table:table-cell table:style-name="Таблица1.A1" office:value-type="string">
              <text:p text:style-name="P4">Ранг</text:p>
            </table:table-cell>
            <table:table-cell table:style-name="Таблица1.A1" office:value-type="string">
              <text:p text:style-name="P5">Модель</text:p>
            </table:table-cell>
            <table:table-cell table:style-name="Таблица1.A1" office:value-type="string">
              <text:p text:style-name="P7">MAE</text:p>
            </table:table-cell>
            <table:table-cell table:style-name="Таблица1.A1" office:value-type="string">
              <text:p text:style-name="P6">MSE</text:p>
            </table:table-cell>
            <table:table-cell table:style-name="Таблица1.A1" office:value-type="string">
              <text:p text:style-name="P5">Статья</text:p>
            </table:table-cell>
            <table:table-cell table:style-name="Таблица1.A1" office:value-type="string">
              <text:p text:style-name="P5">Год</text:p>
            </table:table-cell>
          </table:table-row>
        </table:table-header-rows>
        <table:table-row table:style-name="TableLine1959283126304"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1"><text:a xlink:type="simple" xlink:href="https://paperswithcode.com/paper/time-series-is-a-special-sequence-forecasting" text:style-name="Internet_20_link" text:visited-style-name="Visited_20_Internet_20_Link"><text:span text:style-name="T42">SCINet<text:line-break/></text:span></text:a><text:a xlink:type="simple" xlink:href="https://paperswithcode.com/paper/time-series-is-a-special-sequence-forecasting" text:style-name="Internet_20_link" text:visited-style-name="Visited_20_Internet_20_Link"><text:span text:style-name="T43">(</text:span></text:a><text:a xlink:type="simple" xlink:href="https://paperswithcode.com/paper/time-series-is-a-special-sequence-forecasting" text:style-name="Internet_20_link" text:visited-style-name="Visited_20_Internet_20_Link"><text:span text:style-name="T44">Одномерная</text:span></text:a><text:a xlink:type="simple" xlink:href="https://paperswithcode.com/paper/time-series-is-a-special-sequence-forecasting" text:style-name="Internet_20_link" text:visited-style-name="Visited_20_Internet_20_Link"><text:span text:style-name="T43">)</text:span></text:a></text:p>
          </table:table-cell>
          <table:table-cell table:style-name="Таблица1.A2" office:value-type="string">
            <text:p text:style-name="P8">0.399</text:p>
          </table:table-cell>
          <table:table-cell table:style-name="Таблица1.A2" office:value-type="string">
            <text:p text:style-name="P8">0.249</text:p>
          </table:table-cell>
          <table:table-cell table:style-name="Таблица1.A2" office:value-type="string">
            <text:p text:style-name="Table_20_Contents"><text:a xlink:type="simple" xlink:href="https://paperswithcode.com/paper/time-series-is-a-special-sequence-forecasting" text:style-name="Internet_20_link" text:visited-style-name="Visited_20_Internet_20_Link"><text:span text:style-name="T45">Time Series is a Special Sequence: Forecasting with Sample Convolution and Interac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1959283126848"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2">QuerySelector</text:span></text:a></text:p>
          </table:table-cell>
          <table:table-cell table:style-name="Таблица1.A2" office:value-type="string">
            <text:p text:style-name="P8">0.4130</text:p>
          </table:table-cell>
          <table:table-cell table:style-name="Таблица1.A2" office:value-type="string">
            <text:p text:style-name="P8">0.2585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5">Long-term series forecasting with Query Selector -- efficient model of sparse atten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1959283127392"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Table_20_Contents"><text:a xlink:type="simple" xlink:href="https://paperswithcode.com/paper/informer-beyond-efficient-transformer-for" text:style-name="Internet_20_link" text:visited-style-name="Visited_20_Internet_20_Link"><text:span text:style-name="T42">Informer</text:span></text:a></text:p>
          </table:table-cell>
          <table:table-cell table:style-name="Таблица1.A2" office:value-type="string">
            <text:p text:style-name="P8">0.431</text:p>
          </table:table-cell>
          <table:table-cell table:style-name="Таблица1.A2" office:value-type="string">
            <text:p text:style-name="P8">0.277</text:p>
          </table:table-cell>
          <table:table-cell table:style-name="Таблица1.A2" office:value-type="string">
            <text:p text:style-name="Table_20_Contents"><text:a xlink:type="simple" xlink:href="https://paperswithcode.com/paper/informer-beyond-efficient-transformer-for" text:style-name="Internet_20_link" text:visited-style-name="Visited_20_Internet_20_Link"><text:span text:style-name="T45">Informer: Beyond Efficient Transformer for Long Sequence Time-Series Forecasting</text:span></text:a></text:p>
          </table:table-cell>
          <table:table-cell table:style-name="Таблица1.A2" office:value-type="string">
            <text:p text:style-name="P10">2020</text:p>
          </table:table-cell>
        </table:table-row>
        <table:table-row table:style-name="TableLine1959283131472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2">Transformer</text:span></text:a></text:p>
          </table:table-cell>
          <table:table-cell table:style-name="Таблица1.A2" office:value-type="string">
            <text:p text:style-name="P8">0.4340</text:p>
          </table:table-cell>
          <table:table-cell table:style-name="Таблица1.A2" office:value-type="string">
            <text:p text:style-name="P8">0.2853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5">Long-term series forecasting with Query Selector -- efficient model of sparse atten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1959283132288"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2"><text:a xlink:type="simple" xlink:href="https://paperswithcode.com/paper/time-series-is-a-special-sequence-forecasting" text:style-name="Internet_20_link" text:visited-style-name="Visited_20_Internet_20_Link"><text:span text:style-name="T35">SCINet<text:line-break/></text:span></text:a><text:a xlink:type="simple" xlink:href="https://paperswithcode.com/paper/time-series-is-a-special-sequence-forecasting" text:style-name="Internet_20_link" text:visited-style-name="Visited_20_Internet_20_Link"><text:span text:style-name="T36">(</text:span></text:a><text:a xlink:type="simple" xlink:href="https://paperswithcode.com/paper/time-series-is-a-special-sequence-forecasting" text:style-name="Internet_20_link" text:visited-style-name="Visited_20_Internet_20_Link"><text:span text:style-name="T37">Многомерная</text:span></text:a><text:a xlink:type="simple" xlink:href="https://paperswithcode.com/paper/time-series-is-a-special-sequence-forecasting" text:style-name="Internet_20_link" text:visited-style-name="Visited_20_Internet_20_Link"><text:span text:style-name="T36">)</text:span></text:a><text:span text:style-name="T48"> </text:span></text:p>
          </table:table-cell>
          <table:table-cell table:style-name="Таблица1.A2" office:value-type="string">
            <text:p text:style-name="P8">0.761</text:p>
          </table:table-cell>
          <table:table-cell table:style-name="Таблица1.A2" office:value-type="string">
            <text:p text:style-name="P8">1.074 </text:p>
          </table:table-cell>
          <table:table-cell table:style-name="Таблица1.A2" office:value-type="string">
            <text:p text:style-name="P3"><text:a xlink:type="simple" xlink:href="https://paperswithcode.com/paper/time-series-is-a-special-sequence-forecasting" text:style-name="Internet_20_link" text:visited-style-name="Visited_20_Internet_20_Link"><text:span text:style-name="T40">Time Series is a Special Sequence: Forecasting with Sample Convolution and Interaction</text:span></text:a><text:span text:style-name="T48"> </text:span></text:p>
          </table:table-cell>
          <table:table-cell table:style-name="Таблица1.A2" office:value-type="string">
            <text:p text:style-name="P11">2021</text:p>
          </table:table-cell>
        </table:table-row>
      </table:table>
      <text:p text:style-name="P15"><text:line-break/><text:span text:style-name="T41">1 и 5 место, отличаются тем, используется ли многомерная реализация или одномерная реализация модели. Подробнее остановимся на 4 подходах и трех статьях, где они описываются:</text:span></text:p>
      <text:list xml:id="list4261705899" text:style-name="L1">
        <text:list-item>
          <text:p text:style-name="P17"><text:span text:style-name="T47">Time Series is a Special Sequence: Forecasting with Sample Convolution and Interaction</text:span><text:span text:style-name="T47"><text:note text:id="ftn0" text:note-class="footnote"><text:note-citation>1</text:note-citation><text:note-body><text:p text:style-name="Footnote">Time Series is a Special Sequence: Forecasting with Sample Convolution and Interaction Minhao Liu, Ailing Zeng, Zhijian Xu, Qiuxia Lai, Qiang Xu https://arxiv.org/abs/2106.09305</text:p></text:note-body></text:note></text:span><text:span text:style-name="T47"> (использование свёрточных нейронных сетей и сравнение их с трансформерами) Данная статья проводит дальнейшее развитие актуальных архитектур для временных рядом (рекуррентные нейронные сети, модель транформеров, сверточные нейронные сети для временных рядов). Основная идея — модифицированный подход сверточной нейронной сети, где не только расширяется зона внимания от слоя к слою, но и проводится последовательность сжатие-свертка-смешивание. Это позволяет одновременно смотреть на параметры временного ряда разного масштаба, что помогает лучше извлекать</text:span><text:span text:style-name="T14"> п</text:span><text:span text:style-name="T29">ризнаки</text:span><text:span text:style-name="T14"> </text:span><text:span text:style-name="T47">из временного ряда и приводит к росту предсказательной способности в модели SCINet, предложенной авторами, в сравнении с прошлыми архитектурами. <text:line-break/></text:span><text:span text:style-name="T49">На данный момент один из передовых по точности алгоритм, имеющий как многомерный так и одномерный вариант.</text:span><text:span text:style-name="T47"><text:line-break/></text:span><text:span text:style-name="T14">Есть официальный репозиторий</text:span><text:span text:style-name="T14"><text:note text:id="ftn1" text:note-class="footnote"><text:note-citation>2</text:note-citation><text:note-body><text:p text:style-name="Footnote">https://github.com/cure-lab/SCINet</text:p></text:note-body></text:note></text:span><text:span text:style-name="T14"> с кодом и реализацией на </text:span><text:span text:style-name="T3">PyTorch.</text:span></text:p>
        </text:list-item>
        <text:list-item>
          <text:p text:style-name="P17">Long-term series forecasting with Query Selector -- efficient model of sparse attention<text:note text:id="ftn2" text:note-class="footnote"><text:note-citation>3</text:note-citation><text:note-body><text:p text:style-name="P16"><text:span text:style-name="T51">Long-term series forecasting with Query Selector -- efficient model of sparse attention Jacek Klimek, Jakub Klimek, Witold Kraskiewicz, Mateusz Topolewski </text:span>https://arxiv.org/abs/2107.08687v2</text:p></text:note-body></text:note> <text:span text:style-name="T46">(Использование</text:span><text:span text:style-name="T2"> </text:span><text:span text:style-name="T20">трансформеров</text:span><text:span text:style-name="T2"> </text:span><text:span text:style-name="T46">и </text:span><text:span text:style-name="T2">query selector </text:span><text:span text:style-name="T13">модели)<text:line-break/></text:span><text:span text:style-name="T21">В этой статье </text:span><text:span text:style-name="T22">предлагается развития идеи трансформеров за счет построения детерминистического алгоритма построения разреженной матрицы внимания.</text:span><text:span text:style-name="T13"><text:line-break/></text:span><text:span text:style-name="T19">Есть реализация кода от авторов модели на </text:span><text:span text:style-name="T5">PyTorch</text:span><text:span text:style-name="T5"><text:note text:id="ftn3" text:note-class="footnote"><text:note-citation>4</text:note-citation><text:note-body><text:p text:style-name="Footnote">https://github.com/moraieu/query-selector</text:p></text:note-body></text:note></text:span><text:span text:style-name="T5">.</text:span></text:p>
        </text:list-item>
        <text:list-item>
          <text:p text:style-name="P18"><office:annotation office:name="__Annotation__453_2990002764" loext:resolved="false"><dc:creator>&lt;анонимный&gt;</dc:creator><dc:date>2021-10-24T21:02:42.755000000</dc:date><text:p text:style-name="P23"><text:span text:style-name="T60">Мне пока больше всего нравится этот подход из соображений видимой легкости воспроизведения и сравнения с трансформерами</text:span></text:p></office:annotation><text:span text:style-name="T1">Informer</text:span><office:annotation-end office:name="__Annotation__453_2990002764"/><text:span text:style-name="T1">: Beyond Efficient Transformer for Long Sequence Time-Series Forecasting</text:span><text:note text:id="ftn4" text:note-class="footnote"><text:note-citation>5</text:note-citation><text:note-body><text:p text:style-name="Footnote">Informer: Beyond Efficient Transformer for Long Sequence Time-Series Forecasting Haoyi Zhou, Shanghang Zhang, Jieqi Peng, Shuai Zhang, Jianxin Li, Hui Xiong, Wancai Zhang https://arxiv.org/abs/2012.07436v3</text:p></text:note-body></text:note> <text:span text:style-name="T46">(использование </text:span><text:span text:style-name="T13">информеров)<text:line-break/></text:span><text:soft-page-break/><text:span text:style-name="T15">Данная статья разбирает проблемы прогнозирования длительных временных рядов (</text:span><text:span text:style-name="T4">LSTF) </text:span><text:span text:style-name="T15">и отмечает проблемы использования архитектуры трансформеров для этих целей — сложность</text:span><text:span text:style-name="T4"> </text:span><text:span text:style-name="T4"><draw:frame draw:style-name="fr1" draw:name="Объект1" text:anchor-type="as-char" svg:y="-0.437cm" svg:width="1.339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</text:span><text:span text:style-name="T15">по времени </text:span><text:span text:style-name="T30">и большие требования</text:span><text:span text:style-name="T16"> по памяти и ограничения, присущие всем архитектурам энкодер-декодер. В качестве альтернативы, авторы предлагают более экономичную архитектуру модели для <text:s/></text:span><text:span text:style-name="T15">прогнозирования длительных временных рядов «</text:span><text:span text:style-name="T17">Информеры», которые обладают тремя основными характеристиками 1) механизм внимания, который имеет сложность </text:span><text:span text:style-name="T17"><draw:frame draw:style-name="fr1" draw:name="Объект2" text:anchor-type="as-char" svg:y="-0.386cm" svg:width="2.425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по памяти и времени; 2) </text:span><text:span text:style-name="T18">механизм внимания, который выделяет ключевые </text:span><text:span text:style-name="T30">признаки</text:span><text:span text:style-name="T18">, одновременно с делением пополам размера входов на каскадных слоях, что позволяет эффективно работать с чрезвычайно длинными временными рядами; 3) декодер генеративного типа, который строит прогноз за один шаг, а не итеративно, чем значительно ускоряет построение прогнозов.<text:line-break/>В данной статье проводится сравнения с другими методами и показано превосходство предложенного подхода в разрезе прогнозирования длительных временных рядов.<text:line-break/></text:span><text:span text:style-name="T19">Есть реализация кода от авторов модели на </text:span><text:span text:style-name="T5">PyTorch</text:span><text:span text:style-name="T5"><text:note text:id="ftn5" text:note-class="footnote"><text:note-citation>6</text:note-citation><text:note-body><text:p text:style-name="Footnote"><text:a xlink:type="simple" xlink:href="https://github.com/zhouhaoyi/Informer2020" text:style-name="Internet_20_link" text:visited-style-name="Visited_20_Internet_20_Link">https://github.com/zhouhaoyi/Informer2020</text:a> — <text:span text:style-name="T50">самый популярный по активности редакторов и наблюдателей репозиторий из этого обзора</text:span></text:p></text:note-body></text:note></text:span><text:span text:style-name="T5">.</text:span></text:p>
        </text:list-item>
      </text:list>
      <text:p text:style-name="P19"/>
      <text:p text:style-name="P13">Эти статьи про методы, которые не входят в state-of-the-art, но я считаю кажется, их можно упомянуть:</text:p>
      <text:list xml:id="list4029795549" text:style-name="L2">
        <text:list-item>
          <text:p text:style-name="P22"><text:span text:style-name="T31">Probabilistic Forecasting with Temporal Convolutional Neural Network</text:span><text:span text:style-name="T31"><text:note text:id="ftn6" text:note-class="footnote"><text:note-citation>7</text:note-citation><text:note-body><text:p text:style-name="Footnote">Probabilistic Forecasting with Temporal Convolutional Neural Network Yitian Chen, Yanfei Kang, Yixiong Chen, Zizhuo Wang https://arxiv.org/abs/1906.04397v3</text:p></text:note-body></text:note></text:span><text:span text:style-name="T31"><text:line-break/></text:span><text:span text:style-name="T32">В статье описывается подход к созданию прогнозов для мультивариативных временных рядом на основе свёрточных нейронных сетей </text:span><text:span text:style-name="T33">с использованием обучения признакам</text:span><text:span text:style-name="T32">.</text:span><text:span text:style-name="T31"><text:line-break/></text:span><text:span text:style-name="T34">Есть официальная реализация в коде от авторов работы </text:span><text:span text:style-name="T32">на </text:span><text:span text:style-name="T7">keras</text:span><text:span text:style-name="T7"><text:note text:id="ftn7" text:note-class="footnote"><text:note-citation>8</text:note-citation><text:note-body><text:p text:style-name="Footnote">https://github.com/ashishpatel26/tcn-keras-Examples</text:p></text:note-body></text:note></text:span><text:span text:style-name="T34">, что важнее — реализован внутри пакета </text:span><text:span text:style-name="T6">Darts – </text:span><text:span text:style-name="T34">современный и быстроразвивающийся пакет для работы с временными рядами</text:span><text:span text:style-name="T34"><text:note text:id="ftn8" text:note-class="footnote"><text:note-citation>9</text:note-citation><text:note-body><text:p text:style-name="Footnote">https://github.com/unit8co/darts</text:p></text:note-body></text:note></text:span> </text:p>
        </text:list-item>
        <text:list-item>
          <text:p text:style-name="P21">N-BEATS: Neural basis expansion analysis for interpretable time series forecasting<text:note text:id="ftn9" text:note-class="footnote"><text:note-citation>10</text:note-citation><text:note-body><text:p text:style-name="Footnote">N-BEATS: Neural basis expansion analysis for interpretable time series forecasting Boris N. Oreshkin, Dmitri Carpov, Nicolas Chapados, Yoshua Bengio</text:p></text:note-body></text:note> <text:line-break/><text:span text:style-name="T25">Основной фокус на одномерных временных рядах — минус при анализе мультивариантных временных рядов. Предложен и реализован подход на основе глубокой нейронной сети со связями вперед и назад между слоями и набором множества полносвязных слоев внутри архитектуры сети.<text:line-break/></text:span><text:span text:style-name="T26">Есть реализация от компании, связанной с автором статьи</text:span><text:span text:style-name="T26"><text:note text:id="ftn10" text:note-class="footnote"><text:note-citation>11</text:note-citation><text:note-body><text:p text:style-name="Footnote">https://github.com/ElementAI/N-BEATS</text:p></text:note-body></text:note></text:span><text:span text:style-name="T26"> </text:span><text:line-break/><text:span text:style-name="T24">Также реализован внутри пакета </text:span><text:span text:style-name="T9">Darts</text:span> <text:s/></text:p>
        </text:list-item>
        <text:list-item>
          <text:p text:style-name="P20">Temporal Fusion Transformers for Interpretable Multi-horizon Time Series Forecasting.<text:note text:id="ftn11" text:note-class="footnote"><text:note-citation>12</text:note-citation><text:note-body><text:p text:style-name="Footnote">Temporal Fusion Transformers for Interpretable Multi-horizon Time Series Forecasting Bryan Lim, Sercan O. Arik, Nicolas Loeff, Tomas Pfister https://arxiv.org/abs/1912.09363v3</text:p></text:note-body></text:note><text:line-break/><text:span text:style-name="T56">На этой работе в первую очередь базируется работа</text:span><text:span text:style-name="T10"> Liu 2021</text:span><text:span text:style-name="T56"> года</text:span> <text:span text:style-name="T56">(модель </text:span><text:span text:style-name="T47">SCINet</text:span><text:span text:style-name="T56">)<text:line-break/></text:span><text:span text:style-name="T58">Основная идея — использование трансформеров </text:span><text:span text:style-name="T59">и обучение поведению временного ряда на разных масштабах </text:span><text:span text:style-name="T58"><text:s/>плюс выделение отдельной части </text:span><text:span text:style-name="T59">м</text:span><text:span text:style-name="T58">одели под интерпретируем</text:span><text:span text:style-name="T59">ое представление внимания обученной сети, что позволяет и достигнуть лучших результатов в нескольких бенчмарках и отойти от реализации — черный ящик. </text:span><text:span text:style-name="T56"><text:line-break/></text:span><text:span text:style-name="T57">Есть реализация на </text:span><text:span text:style-name="T11">tensorflow</text:span><text:span text:style-name="T11"><text:note text:id="ftn12" text:note-class="footnote"><text:note-citation>13</text:note-citation><text:note-body><text:p text:style-name="Footnote">https://github.com/google-research/google-research/tree/master/tft</text:p></text:note-body></text:note></text:span><text:span text:style-name="T11">, </text:span><text:span text:style-name="T57">статья от исследователей в </text:span><text:span text:style-name="T11">google research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ucida Grande" svg:font-family="'Lucida Grand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4T22:18:03.646000000</dc:date>
    <meta:editing-duration>PT16M33S</meta:editing-duration>
    <meta:editing-cycles>4</meta:editing-cycles>
    <meta:generator>LibreOffice/7.2.1.2$Windows_X86_64 LibreOffice_project/87b77fad49947c1441b67c559c339af8f3517e22</meta:generator>
    <meta:document-statistic meta:table-count="1" meta:image-count="0" meta:object-count="2" meta:page-count="2" meta:paragraph-count="58" meta:word-count="793" meta:character-count="6427" meta:non-whitespace-character-count="567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L</mi>
              <mo stretchy="false">⋅</mo>
              <mi>log</mi>
            </mrow>
            <mrow>
              <mo fence="true" form="prefix" stretchy="false">(</mo>
              <mrow>
                <mi>L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  cdot  log(L))</annotation>
  </semantics>
</math>
</file>